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1" table:default-cell-style-name="ce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2" table:number-columns-repeated="1021" table:default-cell-style-name="ce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2" table:number-columns-repeated="1020" table:default-cell-style-name="ce4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19:10:24.4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2T19:13:45.043000000</dc:date>
    <meta:editing-duration>P8DT18H36M24S</meta:editing-duration>
    <meta:editing-cycles>3854</meta:editing-cycles>
    <meta:document-statistic meta:table-count="3" meta:cell-count="316" meta:object-count="0"/>
    <meta:user-defined meta:name="qrichtext">1</meta:user-defined>
  </office:meta>
</office:document-meta>
</file>